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1dcc" officeooo:paragraph-rsid="00121dcc"/>
    </style:style>
    <style:style style:name="P2" style:family="paragraph" style:parent-style-name="Standard">
      <style:text-properties officeooo:rsid="0013b70e" officeooo:paragraph-rsid="0013b70e"/>
    </style:style>
    <style:style style:name="P3" style:family="paragraph" style:parent-style-name="Standard">
      <style:text-properties officeooo:rsid="00168f5e" officeooo:paragraph-rsid="00168f5e"/>
    </style:style>
    <style:style style:name="P4" style:family="paragraph" style:parent-style-name="Standard">
      <style:text-properties officeooo:rsid="00180699" officeooo:paragraph-rsid="0018f00c"/>
    </style:style>
    <style:style style:name="P5" style:family="paragraph" style:parent-style-name="Standard">
      <style:text-properties officeooo:rsid="0018f00c" officeooo:paragraph-rsid="0018f00c"/>
    </style:style>
    <style:style style:name="P6" style:family="paragraph" style:parent-style-name="Standard">
      <style:text-properties officeooo:rsid="001aa476" officeooo:paragraph-rsid="001aa476"/>
    </style:style>
    <style:style style:name="T1" style:family="text">
      <style:text-properties officeooo:rsid="0013b70e"/>
    </style:style>
    <style:style style:name="T2" style:family="text">
      <style:text-properties officeooo:rsid="00168f5e"/>
    </style:style>
    <style:style style:name="T3" style:family="text">
      <style:text-properties officeooo:rsid="00180699"/>
    </style:style>
    <style:style style:name="T4" style:family="text">
      <style:text-properties officeooo:rsid="0018f00c"/>
    </style:style>
    <style:style style:name="T5" style:family="text">
      <style:text-properties officeooo:rsid="001a5ecd"/>
    </style:style>
    <style:style style:name="T6" style:family="text">
      <style:text-properties officeooo:rsid="001cf0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á,</text:p>
      <text:p text:style-name="P1"/>
      <text:p text:style-name="P1">Tudo bom?</text:p>
      <text:p text:style-name="P1"/>
      <text:p text:style-name="P1">Antes de mais nada obrigado pela visita e agradeço antecipadamente <text:span text:style-name="T1">sua</text:span> respo<text:span text:style-name="T1">sta</text:span> a pesquisa <text:span text:style-name="T2">de opinião e sua mensagem na aba de contato</text:span>.</text:p>
      <text:p text:style-name="P1"/>
      <text:p text:style-name="P2">Vamos lá…</text:p>
      <text:p text:style-name="P2"/>
      <text:p text:style-name="P2">Meu nome é Gustavo Davi, nascido em Maceió Alagoas, <text:span text:style-name="T2">filho da Dona Marieta e do Sr. Eusébio (ou Zebo, para os amigos). Nasci e “me criei” no meu querido Benedito Bentes, onde muitos amam e odeiam, contudo tenho um carinho gigante por ele. Estudei em algumas escolas no bairro, mas no ano 2000 iniciei meus estudos naquela que foi, sem dúvida nenhuma, um dos pilares da pessoa que sou hoje. A escola que entrei no pré-escolar e só deixei de ser seu aluno em Dezembro de 2011. Algo que é simples, mas cômico, era que a turma do nosso ano teve o prazer de estudar de acordo com a numeração dos anos: 2000 pré-escolar, 2001 primeira serie, 2002 segunda, e assim vai. Não perdi nenhum ano se é isso que você queria saber… Rsrsrs. Só um fato interessante nada xD.</text:span></text:p>
      <text:p text:style-name="P2"/>
      <text:p text:style-name="P3">Nela também foi onde consegui a minha primeira oportunidade de trabalho e que essa abriu muitas portas no mercado de trabalho. Passei quase 4 anos em uma rotina diária, literalmente afinal trabalhava nos finais de semana, feriados, dias santos, natal e réveillon. Parece de mais, mas não era. Costumo dizer que aprendi mais do que trabalhei nesse período, porque como mencionei acima essa foi uma das experiencias que, sem dúvida, me fez ser quem sou. <text:span text:style-name="T3">Depois tive varias ótimas oportunidades para por em pratica o que já tinha aprendido, afinal experiencia nunca é um jogo de “soma zero”, não?</text:span></text:p>
      <text:p text:style-name="P3"/>
      <text:p text:style-name="P4">Depois de quase 10 anos trabalhando, conhecendo pessoas que vieram, ficaram ou se foram aprendi muito, mas senti que não fui para lugar algum, somente naquela primícia de “caçar e comer” e vi que estava no momento de mudança, daí olhei para aquilo que me rodeava e tentei encontrar aquilo com qual me apaixona, nesse meio de caminho encontrei a música, <text:span text:style-name="T6">turismo</text:span>, engenharia, dança <text:span text:style-name="T4">de salão</text:span>, matemática <text:span text:style-name="T4">e a tecnologia.</text:span></text:p>
      <text:p text:style-name="P4"/>
      <text:p text:style-name="P5">Nessas minhas passadas nas aéreas acima, algumas foram mergulhos mais profundos como a engenharia que cursei até o quinto período, outros mais rasos como a matemática que em algum momento pensei em fazer a graduação para lecionar a matéria.</text:p>
      <text:p text:style-name="P5"/>
      <text:p text:style-name="P5">E por f<text:span text:style-name="T5">im, aqui estamos, comecei vendo alguns vídeos na internet e acompanhando algumas pessoas que admiro dessa aérea, alguns inclusive que moram no exterior e passam uma ótima percepção de como é a atuação no mercado internacional, algo que me interessa muito.</text:span></text:p>
      <text:p text:style-name="P5"/>
      <text:p text:style-name="P6">Um grande incentivo foi um o canal <text:span text:style-name="T6">em especial </text:span>o cursoemvideo.com, com o professor Gustavo Guanabara, meu xará, que com sua didática exemplar e um carisma impar, serviu como <text:span text:style-name="T6">como farol para finalmente começar a construir minha carreira profi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7:57:04.622111055</meta:creation-date>
    <dc:date>2019-03-29T11:12:53.080154473</dc:date>
    <meta:editing-duration>PT31M19S</meta:editing-duration>
    <meta:editing-cycles>4</meta:editing-cycles>
    <meta:generator>LibreOffice/6.0.7.3$Linux_X86_64 LibreOffice_project/00m0$Build-3</meta:generator>
    <meta:document-statistic meta:table-count="0" meta:image-count="0" meta:object-count="0" meta:page-count="1" meta:paragraph-count="10" meta:word-count="458" meta:character-count="2670" meta:non-whitespace-character-count="2222"/>
  </office:meta>
</office:document-meta>
</file>